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E 1 -Rafael</text:p>
      <text:p text:style-name="Standard">TESTE 2<text:s/>–<text:s/>Rafael</text:p>
      <text:p text:style-name="Standard">TESTE 3- LIND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ource Han Sans CN Regular" svg:font-family="Source Han Sans CN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ource Han Sans CN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Pinho</dc:creator>
    <meta:creation-date>2018-09-13T19:56:00Z</meta:creation-date>
    <dc:date>2018-09-14T01:05:00Z</dc:date>
    <meta:template xlink:href="Normal" xlink:type="simple"/>
    <meta:editing-cycles>4</meta:editing-cycles>
    <meta:editing-duration>PT0S</meta:editing-duration>
    <meta:document-statistic meta:page-count="1" meta:paragraph-count="1" meta:word-count="7" meta:character-count="47" meta:row-count="1" meta:non-whitespace-character-count="41"/>
  </office:meta>
</office:document-meta>
</file>